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8.64cm" fo:min-width="7.12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5.946cm"/>
    </style:style>
    <style:style style:name="gr3" style:family="graphic" style:parent-style-name="objectwithoutfill">
      <style:graphic-properties draw:stroke="dash" draw:stroke-dash="Fine_20_Dashed" draw:marker-end="Arrow" draw:marker-end-width="0.3cm" draw:fill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6.712cm" fo:min-width="0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justify"/>
      <style:text-properties fo:font-size="20pt" style:font-size-asian="20pt" style:font-size-complex="20pt"/>
    </style:style>
    <style:style style:name="P4" style:family="paragraph">
      <loext:graphic-properties draw:fill="none" draw:fill-color="#ffffff"/>
      <style:paragraph-properties fo:text-align="justify"/>
      <style:text-properties fo:font-size="20pt" style:font-size-asian="20pt" style:font-size-complex="20pt"/>
    </style:style>
    <style:style style:name="P5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2cm" svg:height="8.89cm" svg:x="2.794cm" svg:y="1.524cm">
          <text:p text:style-name="P1"><text:span text:style-name="T1">PCI </text:span><text:span text:style-name="T1">Config </text:span><text:span text:style-name="T1">Spa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1.594cm" svg:y="1.124cm">
          <text:p text:style-name="P1"><text:span text:style-name="T1">PCI BAR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1.594cm" svg:y="5.024cm">
          <text:p text:style-name="P1"><text:span text:style-name="T1">PCI BAR 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1.594cm" svg:y="8.824cm">
          <text:p text:style-name="P1"><text:span text:style-name="T1">PCI BAR 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8.954cm" svg:y="1.124cm">
          <text:p text:style-name="P1"><text:span text:style-name="T1">PCI BAR 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8.954cm" svg:y="5.024cm">
          <text:p text:style-name="P1"><text:span text:style-name="T1">PCI BAR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46cm" svg:height="3.048cm" svg:x="18.954cm" svg:y="8.824cm">
          <text:p text:style-name="P1"><text:span text:style-name="T1">PCI BAR 2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25.4cm" svg:y1="5.588cm" svg:x2="27.94cm" svg:y2="3.556cm">
          <text:p/>
        </draw:line>
        <draw:frame draw:style-name="gr4" draw:text-style-name="P4" draw:layer="layout" svg:width="5.842cm" svg:height="6.962cm" svg:x="28.702cm" svg:y="2.182cm">
          <draw:text-box>
            <text:p text:style-name="P3"><text:span text:style-name="T2">E.g., the offset 0x200 in BAR 1 is the doorbell register to notify hardware to process ring buffer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2T22:08:28.709790733</dc:date>
    <meta:editing-duration>PT4H40M44S</meta:editing-duration>
    <meta:editing-cycles>161</meta:editing-cycles>
    <meta:generator>LibreOffice/6.0.7.3$Linux_X86_64 LibreOffice_project/00m0$Build-3</meta:generator>
    <meta:document-statistic meta:object-count="32"/>
  </office:meta>
</office:document-meta>
</file>